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 Nazanin1" svg:font-family="'B Nazanin'" style:font-adornments="Bold" style:font-pitch="variable"/>
    <style:font-face style:name="B Nazanin" svg:font-family="'B Nazanin'" style:font-adornments="Regular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text-align="justify" style:justify-single-word="false" style:writing-mode="rl-tb"/>
      <style:text-properties officeooo:rsid="0136f9a6" officeooo:paragraph-rsid="0136f9a6"/>
    </style:style>
    <style:style style:name="P3" style:family="paragraph" style:parent-style-name="Text_20_body">
      <style:paragraph-properties fo:text-align="justify" style:justify-single-word="false" style:writing-mode="rl-tb"/>
      <style:text-properties officeooo:rsid="01511659" officeooo:paragraph-rsid="01511659"/>
    </style:style>
    <style:style style:name="P4" style:family="paragraph" style:parent-style-name="Text_20_body">
      <style:paragraph-properties fo:text-align="justify" style:justify-single-word="false" style:writing-mode="rl-tb"/>
      <style:text-properties officeooo:rsid="0151d3b3" officeooo:paragraph-rsid="0151d3b3"/>
    </style:style>
    <style:style style:name="P5" style:family="paragraph" style:parent-style-name="Heading_20_3">
      <style:paragraph-properties fo:text-align="start" style:justify-single-word="false" style:writing-mode="lr-tb"/>
      <style:text-properties officeooo:paragraph-rsid="011d0e94"/>
    </style:style>
    <style:style style:name="T1" style:family="text">
      <style:text-properties fo:color="#808000"/>
    </style:style>
    <style:style style:name="T2" style:family="text">
      <style:text-properties fo:color="#c0c0c0"/>
    </style:style>
    <style:style style:name="T3" style:family="text">
      <style:text-properties fo:color="#800080"/>
    </style:style>
    <style:style style:name="T4" style:family="text">
      <style:text-properties fo:color="#800080" fo:font-weight="bold"/>
    </style:style>
    <style:style style:name="T5" style:family="text">
      <style:text-properties fo:color="#00677c"/>
    </style:style>
    <style:style style:name="T6" style:family="text">
      <style:text-properties fo:color="#008000"/>
    </style:style>
    <style:style style:name="T7" style:family="text">
      <style:text-properties fo:color="#092e64"/>
    </style:style>
    <style:style style:name="T8" style:family="text">
      <style:text-properties fo:color="#000080"/>
    </style:style>
    <style:style style:name="T9" style:family="text">
      <style:text-properties officeooo:rsid="0153b8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Item 10: Have assignment operators return a reference to *this</text:h>
      <text:p text:style-name="P3">یکی از جالب توجه‌ترین ویژگی‌های assignment این است که شما می‌توانید زنجیره‌ای از آن‌ها را داشته باشید.</text:p>
      <text:p text:style-name="codesection"><text:span text:style-name="T2"><text:s text:c="4"/></text:span><text:span text:style-name="T1">int</text:span><text:span text:style-name="T2"> </text:span><text:span text:style-name="T7">x</text:span>,<text:span text:style-name="T7">y</text:span>,<text:span text:style-name="T7">z</text:span>;</text:p>
      <text:p text:style-name="codesection"><text:span text:style-name="T2"><text:s text:c="4"/></text:span><text:span text:style-name="T7">x</text:span>=<text:span text:style-name="T7">y</text:span>=<text:span text:style-name="T7">z</text:span>=<text:span text:style-name="T8">15</text:span>;</text:p>
      <text:p text:style-name="P3">همچنین در نظر داشته باشید که انتساب یک عمل راست به چپ هست، بنابراین انتساب‌های بالا به صورت زیر parse خواهند شد:</text:p>
      <text:p text:style-name="codesection"><text:span text:style-name="T7">x</text:span>=(<text:span text:style-name="T7">y</text:span>=(<text:span text:style-name="T7">z</text:span>=<text:span text:style-name="T8">15</text:span>));</text:p>
      <text:p text:style-name="P3">در اینجا 15 به z انتساب داده می‌شود، سپس نتیجه این انتساب به y انتساب می‌شود و نتیجه‌ی آن هم به x انتساب داده می‌شود.</text:p>
      <text:p text:style-name="P3">راهی که این انتساب پیاده‌سازی شده این است که انتساب یک رفرنس به آرگومان سمت چپ برمیگرداند، و این رویه رو هم شما بهتره برای پیاده‌سازی کلاس‌هاتون در نظر بگیرید.</text:p>
      <text:p text:style-name="codesection"><text:span text:style-name="T1">class</text:span><text:span text:style-name="T2"> </text:span><text:span text:style-name="T4">Widget</text:span>{</text:p>
      <text:p text:style-name="codesection"><text:span text:style-name="T1">public</text:span>:</text:p>
      <text:p text:style-name="codesection"><text:span text:style-name="T2"><text:s text:c="4"/></text:span><text:span text:style-name="T3">Widget</text:span>&amp;<text:span text:style-name="T2"> </text:span><text:span text:style-name="T1">operator</text:span>=(<text:span text:style-name="T1">const</text:span><text:span text:style-name="T2"> </text:span><text:span text:style-name="T3">Widget</text:span>&amp;<text:span text:style-name="T2"> </text:span><text:span text:style-name="T7">rhs</text:span>)<text:span text:style-name="T2"> <text:s/></text:span><text:span text:style-name="T6">//return</text:span><text:span text:style-name="T2"> </text:span><text:span text:style-name="T6">type</text:span><text:span text:style-name="T2"> </text:span><text:span text:style-name="T6">is</text:span><text:span text:style-name="T2"> </text:span><text:span text:style-name="T6">a</text:span><text:span text:style-name="T2"> </text:span><text:span text:style-name="T6">refrence</text:span><text:span text:style-name="T2"> </text:span><text:span text:style-name="T6">to</text:span><text:span text:style-name="T2"> </text:span><text:span text:style-name="T6">the</text:span><text:span text:style-name="T2"> </text:span><text:span text:style-name="T6">current</text:span><text:span text:style-name="T2"> </text:span><text:span text:style-name="T6">class</text:span></text:p>
      <text:p text:style-name="codesection"><text:span text:style-name="T2"><text:s text:c="4"/></text:span>{</text:p>
      <text:p text:style-name="codesection"><text:span text:style-name="T2"><text:s text:c="8"/></text:span><text:span text:style-name="T1">return</text:span><text:span text:style-name="T2"> </text:span>*<text:span text:style-name="T1">this</text:span>;<text:span text:style-name="T2"> <text:s text:c="2"/></text:span><text:span text:style-name="T6">//return</text:span><text:span text:style-name="T2"> </text:span><text:span text:style-name="T6">the</text:span><text:span text:style-name="T2"> </text:span><text:span text:style-name="T6">left-hand</text:span><text:span text:style-name="T2"> </text:span><text:span text:style-name="T6">object</text:span></text:p>
      <text:p text:style-name="codesection"><text:span text:style-name="T2"><text:s text:c="4"/></text:span>}</text:p>
      <text:p text:style-name="codesection">};</text:p>
      <text:p text:style-name="P4">چنین رویکردی برای همه‌ی اپراتور‌های انتساب قابل تعمیم هست، نه فقط اپراتوری که در بالا دیدیم.</text:p>
      <text:p text:style-name="codesection"><text:span text:style-name="T1">class</text:span><text:span text:style-name="T2"> </text:span><text:span text:style-name="T4">Widget</text:span>{</text:p>
      <text:p text:style-name="codesection"><text:span text:style-name="T1">public</text:span>:</text:p>
      <text:p text:style-name="codesection"><text:span text:style-name="T2"><text:s text:c="4"/></text:span><text:span text:style-name="T3">Widget</text:span>&amp;<text:span text:style-name="T2"> </text:span><text:span text:style-name="T1">operator</text:span>+=(<text:span text:style-name="T1">const</text:span><text:span text:style-name="T2"> </text:span><text:span text:style-name="T3">Widget</text:span>&amp;<text:span text:style-name="T2"> </text:span><text:span text:style-name="T7">rhs</text:span>)<text:span text:style-name="T2"> </text:span><text:span text:style-name="T6">//the</text:span><text:span text:style-name="T2"> </text:span><text:span text:style-name="T6">convention</text:span><text:span text:style-name="T2"> </text:span><text:span text:style-name="T6">applies</text:span><text:span text:style-name="T2"> </text:span><text:span text:style-name="T6">to</text:span><text:span text:style-name="T2"> </text:span><text:span text:style-name="T6">+=,-=,*=,etc.</text:span></text:p>
      <text:p text:style-name="codesection"><text:span text:style-name="T2"><text:s text:c="4"/></text:span>{</text:p>
      <text:p text:style-name="codesection"><text:span text:style-name="T2"><text:s text:c="8"/></text:span><text:span text:style-name="T1">return</text:span><text:span text:style-name="T2"> </text:span>*<text:span text:style-name="T1">this</text:span>;</text:p>
      <text:p text:style-name="codesection"><text:span text:style-name="T2"><text:s text:c="4"/></text:span>}</text:p>
      <text:p text:style-name="codesection"><text:span text:style-name="T2"><text:s text:c="4"/></text:span><text:span text:style-name="T3">Widget</text:span>&amp;<text:span text:style-name="T2"> </text:span><text:span text:style-name="T5">operator=</text:span>(<text:span text:style-name="T1">int</text:span><text:span text:style-name="T2"> </text:span><text:span text:style-name="T7">rhs</text:span>)</text:p>
      <text:p text:style-name="codesection"><text:span text:style-name="T2"><text:s text:c="4"/></text:span>{</text:p>
      <text:p text:style-name="codesection"><text:span text:style-name="T2"><text:s text:c="8"/></text:span><text:span text:style-name="T1">return</text:span><text:span text:style-name="T2"> </text:span>*<text:span text:style-name="T1">this</text:span>;</text:p>
      <text:p text:style-name="codesection"><text:span text:style-name="T2"><text:s text:c="4"/></text:span>}</text:p>
      <text:p text:style-name="codesection">};</text:p>
      <text:p text:style-name="P4"><text:soft-page-break/>در ++C این یک اجماع نظر است، کدی که از این رویه طبعیت نکند نیز <text:span text:style-name="T9">کامپایل خواهد شد. اگر چه، این رویکرد برای همه‌ی تایپ‌های built-in رعایت شده، برای stl ها نیز همینطور هست. مگر این که شما دلیل بهتری برای یک رویکرد متفاوت داشته باشید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 Nazanin1" svg:font-family="'B Nazanin'" style:font-adornments="Bold" style:font-pitch="variable"/>
    <style:font-face style:name="B Nazanin" svg:font-family="'B Nazanin'" style:font-adornments="Regular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in" fo:margin-right="0in" fo:margin-top="0.1in" fo:margin-bottom="0in" loext:contextual-spacing="false" fo:line-height="0.3in" fo:text-align="end" style:justify-single-word="false" fo:text-indent="0in" style:auto-text-indent="false" style:page-number="auto" fo:background-color="transparent" style:writing-mode="rl-tb"/>
      <style:text-properties style:font-name="Times New Roman" fo:font-family="'Times New Roman'" style:font-style-name="Regular" style:font-family-generic="roman" style:font-pitch="variable" fo:font-size="14pt" style:font-size-asian="10.5pt" style:font-name-complex="B Nazanin" style:font-family-complex="'B Nazanin'" style:font-style-name-complex="Regular" style:font-pitch-complex="variable" style:font-size-complex="16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0.2799in"/>
      <style:text-properties fo:font-size="13pt" fo:font-weight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section" style:family="paragraph" style:parent-style-name="Standard" style:master-page-name="">
      <loext:graphic-properties draw:fill="solid" draw:fill-color="#eeeeee"/>
      <style:paragraph-properties fo:margin-left="0.0402in" fo:margin-right="0.1201in" fo:margin-top="0.1201in" fo:margin-bottom="0in" loext:contextual-spacing="true" fo:line-height="0.2402in" fo:text-align="start" style:justify-single-word="false" style:register-true="true" fo:text-indent="0.0402in" style:auto-text-indent="true" style:page-number="auto" fo:background-color="#eeeeee" style:shadow="none" style:writing-mode="lr-tb">
        <style:tab-stops/>
      </style:paragraph-properties>
      <style:text-properties style:font-name="Arial" fo:font-family="Arial" style:font-style-name="Regular" style:font-family-generic="swiss" style:font-pitch="variable" fo:font-size="11pt" officeooo:rsid="001e2429" style:font-size-asian="10.5pt"/>
    </style:style>
    <style:style style:name="Preformatted_20_Text" style:display-name="Preformatted Text" style:family="paragraph" style:parent-style-name="Standard" style:class="html">
      <style:paragraph-properties fo:margin-top="0.1in" fo:margin-bottom="0in" loext:contextual-spacing="false" fo:text-align="justify" style:justify-single-word="false"/>
      <style:text-properties style:font-name="Liberation Mono" fo:font-family="'Liberation Mono'" style:font-family-generic="modern" style:font-pitch="fixed" fo:font-size="10pt" officeooo:rsid="00d24325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shadow="none"/>
      <style:text-properties style:font-name="Times New Roman1" fo:font-family="'Times New Roman'" style:font-style-name="Bold" style:font-family-generic="roman" style:font-pitch="variable" fo:font-size="101%" fo:font-weight="bold" style:font-size-asian="101%" style:font-weight-asian="bold" style:font-name-complex="B Nazanin1" style:font-family-complex="'B Nazanin'" style:font-style-name-complex="Bold" style:font-pitch-complex="variable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style:font-name-complex="B Nazanin" style:font-family-complex="'B Nazanin'" style:font-style-name-complex="Regular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1665in" fo:margin-bottom="0.0835in" loext:contextual-spacing="false" fo:line-height="0.3201in" style:page-number="auto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B Nazanin1" style:font-family-complex="'B Nazanin'" style:font-style-name-complex="Bold" style:font-pitch-complex="variable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5pt" style:font-name-complex="B Nazanin" style:font-family-complex="'B Nazanin'" style:font-style-name-complex="Regular" style:font-pitch-complex="variable" style:font-size-complex="1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22:07:07.093790651</meta:creation-date>
    <dc:date>2019-04-23T22:28:15.300810473</dc:date>
    <meta:editing-duration>PT20H50M9S</meta:editing-duration>
    <meta:editing-cycles>131</meta:editing-cycles>
    <meta:generator>LibreOffice/6.0.2.1$Linux_X86_64 LibreOffice_project/00m0$Build-1</meta:generator>
    <meta:document-statistic meta:table-count="0" meta:image-count="0" meta:object-count="0" meta:page-count="2" meta:paragraph-count="28" meta:word-count="219" meta:character-count="1268" meta:non-whitespace-character-count="1006"/>
  </office:meta>
</office:document-meta>
</file>